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/>
      <style:text-properties fo:color="#FF0000"/>
    </style:style>
    <style:style style:name="P2" style:parent-style-name="Paragrafoelenco" style:list-style-name="LFO2" style:family="paragraph"/>
    <style:style style:name="P3" style:parent-style-name="Paragrafoelenco" style:list-style-name="LFO2" style:family="paragraph"/>
    <style:style style:name="P4" style:parent-style-name="Titolo2" style:family="paragraph">
      <style:text-properties fo:color="#FF0000"/>
    </style:style>
    <style:style style:name="T5" style:parent-style-name="Car.predefinitoparagrafo" style:family="text">
      <style:text-properties fo:color="#FF0000"/>
    </style:style>
    <style:style style:name="T6" style:parent-style-name="Car.predefinitoparagrafo" style:family="text">
      <style:text-properties fo:color="#FF0000"/>
    </style:style>
    <style:style style:name="P7" style:parent-style-name="Titolo2" style:family="paragraph">
      <style:text-properties fo:color="#FF0000"/>
    </style:style>
    <style:style style:name="T8" style:parent-style-name="Car.predefinitoparagrafo" style:family="text">
      <style:text-properties fo:color="#FF0000"/>
    </style:style>
    <style:style style:name="T9" style:parent-style-name="Car.predefinitoparagrafo" style:family="text">
      <style:text-properties fo:color="#0F4761"/>
    </style:style>
  </office:automatic-styles>
  <office:body>
    <office:text text:use-soft-page-breaks="true">
      <text:h text:style-name="P1" text:outline-level="1">Documentazione Expense Manager</text:h>
      <text:p text:style-name="Normale">L’applicazione è stata sviluppata usando come database<text:s/><text:a xlink:href="https://supabase.com/" office:target-frame-name="_top" xlink:show="replace"><text:span text:style-name="Collegamentoipertestuale">Sup</text:span><text:bookmark-start text:name="_Hlt172564966"/><text:bookmark-start text:name="_Hlt172564967"/><text:span text:style-name="Collegamentoipertestuale">a</text:span><text:bookmark-end text:name="_Hlt172564966"/><text:bookmark-end text:name="_Hlt172564967"/><text:span text:style-name="Collegamentoipertestuale">base</text:span></text:a>, da cui si è anche utilizzato la funzione di autenticazione.</text:p>
      <text:p text:style-name="Normale">Sono presenti 2 progetti:</text:p>
      <text:list text:style-name="LFO2" text:continue-numbering="true">
        <text:list-item>
          <text:p text:style-name="P2">Il progetto API (che comunica con il database)</text:p>
        </text:list-item>
        <text:list-item>
          <text:p text:style-name="P3">Il progetto MVC (parte client che comunica con il progetto API)</text:p>
        </text:list-item>
      </text:list>
      <text:p text:style-name="Normale">Per un corretto funzionamento bisogna prima avviare il progetto API e poi il progetto MVC da cui si potrà testare l’applicativo</text:p>
      <text:h text:style-name="P4" text:outline-level="2">Autenticazione</text:h>
      <text:p text:style-name="Normale">Prima di poter accedere alle funzionalità fornite da Expense Manager, è necessario prima autenticarsi.<text:line-break/>Ciò è possibile tramite i form di login o di registrazione.</text:p>
      <text:p text:style-name="Normale">Quando si accede o ci si registra, viene fornito all’utente un access Token che servirà in seguito per poter chiamare tutti le API. Infatti,<text:s/>se non si possiede un access Token non si potranno chiamare le API.</text:p>
      <text:p text:style-name="Normale">Le uniche chiamate disponibili senza access Token sono quelle di accesso e registrazione.</text:p>
      <text:p text:style-name="Normale">Il token viene salvato nella sessione e aggiunto all’header di autenticazione di ogni richiesta rivolta verso il progetto API.</text:p>
      <text:p text:style-name="Normale">L’accesso può essere effettuato come user o admin.</text:p>
      <text:p text:style-name="Normale">Un user avrà a disposizione<text:s/>le funzionalità di gestione delle spese, categorie e pagamenti regolari.</text:p>
      <text:p text:style-name="Normale">L’admin invece avrà accesso ad una dashboard personalizzata dove visualizzerà statistiche importanti e potrà gestire le categorie globali condivise tra tutti gli utenti.</text:p>
      <text:h text:style-name="Titolo2" text:outline-level="2"><text:span text:style-name="T5">Gestione Spese e Introiti</text:span></text:h>
      <text:p text:style-name="Normale">Una volta fatto l’accesso ci troverà nella dashboard dove si potranno gestire spese e introiti.</text:p>
      <text:p text:style-name="Normale">Sarà possibile aggiungere nuove transazioni compilando gli appositi form dopo che si è premuto sul pulsante Add+.</text:p>
      <text:p text:style-name="Normale">Una volta aggiunta apparirà sotto la voce Expense o Income a seconda del tipo di transazione.</text:p>
      <text:p text:style-name="Normale">Un grafico a Torta mostra il totale delle transazioni divise per categorie.</text:p>
      <text:p text:style-name="Normale">Nella tabella delle transazioni sono disponibili i bottoni “Edit” e “Delete” per ogni voce per appunto modificarle o cancellarle.<text:line-break/><text:line-break/>Le transazioni posso essere filtrate per periodi. Di default viene visualizzata la vista mensile, ma sono disponibili anche quelle annuale, settimanale, giornaliera o personalizzata.<text:line-break/>Cliccando sull’icona del calendario si potrà selezionare un periodo a piacere per filtrare le transazioni.<text:line-break/>Inoltra è possibile scorrere la vista attuale avanti e indietro nel tempo cliccando sulle icone delle frecce ai lati (non disponibile nella vista personalizzata).</text:p>
      <text:p text:style-name="Normale">Sotto le tabelle verrà visualizzato il bilancio (rosso se negativo, verde se positivo)</text:p>
      <text:soft-page-break/>
      <text:h text:style-name="Titolo2" text:outline-level="2"><text:span text:style-name="T6">Gestione Categorie</text:span></text:h>
      <text:p text:style-name="Normale">Nel sidenav a sinistra se si clicca sulla voce Category, ci si sposterà in una pagina per appunto gestire le categorie.<text:line-break/><text:line-break/>E’ possibile aggiungere, modificare ed eliminare le categorie. Questi cambiamenti saranno validi solo per l’utente loggato e non per altri.</text:p>
      <text:h text:style-name="P7" text:outline-level="2">Gestione Pagamenti Regolari</text:h>
      <text:p text:style-name="Normale">Cliccando sulla voce Regular Payment nel sidenav, si verrà trasportati nella pagina per la gestione dei pagamenti regolari.</text:p>
      <text:p text:style-name="Normale">Qui l’utente potrà impostare spese o introiti regolari specificando il giorno del mese in cui devono avvenire. In automatico queste transazioni verranno aggiunte anche se l’utente non è loggato e le potrà visualizzare nella dashboard.<text:line-break/><text:line-break/>Anche qui c’è la possibilità di modifica ed eliminazione.</text:p>
      <text:h text:style-name="Titolo2" text:outline-level="2"><text:span text:style-name="T8">Logout</text:span></text:h>
      <text:p text:style-name="Normale">Infine, in fondo al sidenav è presente il pulsante di Logout che rindirizzerà l’utente alla landing page eliminando l’access Token e altri valori salvati nella sessione.<text:span text:style-name="T9"><text:line-break/>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Collegamentoipertestuale" style:display-name="Collegamento ipertestuale" style:family="text" style:parent-style-name="Car.predefinitoparagrafo">
      <style:text-properties fo:color="#467886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SSANDRO MANZOTTI</meta:initial-creator>
    <dc:creator>ALESSANDRO MANZOTTI</dc:creator>
    <meta:creation-date>2024-07-22T16:20:00Z</meta:creation-date>
    <dc:date>2024-07-22T16:50:00Z</dc:date>
    <meta:template xlink:href="Normal" xlink:type="simple"/>
    <meta:editing-cycles>1</meta:editing-cycles>
    <meta:editing-duration>PT1800S</meta:editing-duration>
    <meta:document-statistic meta:page-count="2" meta:paragraph-count="6" meta:word-count="502" meta:character-count="3360" meta:row-count="23" meta:non-whitespace-character-count="2864"/>
  </office:meta>
</office:document-meta>
</file>